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09F55EB79DA29C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000000" draw:marker-start-width="0.279cm" draw:marker-end-width="0.279cm" draw:fill-color="#83caff" draw:textarea-horizontal-align="justify" draw:textarea-vertical-align="middle" draw:auto-grow-height="false" fo:min-height="4.282cm" fo:min-width="6.826cm" fo:padding-top="0.151cm" fo:padding-bottom="0.151cm" fo:padding-left="0.276cm" fo:padding-right="0.27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385cm" fo:min-width="1.15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66cm" fo:min-width="1.91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89cm" fo:min-width="2.549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ccff00" draw:textarea-horizontal-align="justify" draw:textarea-vertical-align="middle" draw:auto-grow-height="false" fo:min-height="1.302cm" fo:min-width="1.292cm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ccff00" draw:textarea-horizontal-align="justify" draw:textarea-vertical-align="middle" draw:auto-grow-height="false" fo:min-height="0.983cm" fo:min-width="1.067cm"/>
    </style:style>
    <style:style style:name="gr8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draw:fill-color="#83caff" draw:textarea-horizontal-align="justify" draw:textarea-vertical-align="middle" draw:auto-grow-height="false" fo:min-height="0.983cm" fo:min-width="1.151cm"/>
    </style:style>
    <style:style style:name="P1" style:family="paragraph">
      <loext:graphic-properties draw:fill-color="#83ca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cf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5.08cm" svg:x="8.112cm" svg:y="11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51cm" svg:height="0.635cm" svg:x="13.192cm" svg:y="12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3cm" svg:height="1.016cm" svg:x="12.811cm" svg:y="1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3.556cm" svg:x="8.839cm" svg:y="12.55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3" draw:layer="layout" svg:width="1.897cm" svg:height="2.288cm" draw:transform="rotate (0.00366519142918873) translate (9.382cm 9.897cm)">
          <text:p/>
          <draw:enhanced-geometry svg:viewBox="0 0 21600 21600" draw:glue-points="10800 0 0 10800 10800 21600 21600 10800" draw:text-areas="0 0 21600 ?f11" draw:type="paper" draw:modifiers="15249.273678094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3.429cm" svg:height="3.429cm" svg:x="8.585cm" svg:y="12.557cm">
          <draw:image xlink:href="Pictures/10000201000003000000030009F55EB79DA29CB9.png" xlink:type="simple" xlink:show="embed" xlink:actuate="onLoad">
            <text:p/>
          </draw:image>
        </draw:frame>
        <draw:custom-shape draw:style-name="gr7" draw:text-style-name="P3" draw:layer="layout" svg:width="1.567cm" svg:height="1.233cm" svg:x="9.509cm" svg:y="14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.429cm" svg:height="3.429cm" svg:x="12.303cm" svg:y="12.557cm">
          <draw:image xlink:href="Pictures/10000201000003000000030009F55EB79DA29CB9.png" xlink:type="simple" xlink:show="embed" xlink:actuate="onLoad">
            <text:p/>
          </draw:image>
        </draw:frame>
        <draw:custom-shape draw:style-name="gr7" draw:text-style-name="P3" draw:layer="layout" svg:width="1.567cm" svg:height="1.233cm" svg:x="13.192cm" svg:y="14.372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0.282cm" svg:y1="8.285cm" svg:x2="10.282cm" svg:y2="9.555cm">
          <text:p/>
        </draw:line>
        <draw:frame draw:style-name="gr6" draw:text-style-name="P4" draw:layer="layout" svg:width="3.429cm" svg:height="3.429cm" svg:x="8.585cm" svg:y="4.702cm">
          <draw:image xlink:href="Pictures/10000201000003000000030009F55EB79DA29CB9.png" xlink:type="simple" xlink:show="embed" xlink:actuate="onLoad">
            <text:p/>
          </draw:image>
        </draw:frame>
        <draw:custom-shape draw:style-name="gr9" draw:text-style-name="P1" draw:layer="layout" svg:width="1.651cm" svg:height="1.233cm" svg:x="9.474cm" svg:y="6.5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21:19:21.017520711</meta:creation-date>
    <dc:date>2017-10-17T22:18:47.367647050</dc:date>
    <meta:editing-duration>PT59M20S</meta:editing-duration>
    <meta:editing-cycles>14</meta:editing-cycles>
    <meta:generator>LibreOffice/5.1.6.2.0$Linux_X86_64 LibreOffice_project/10$Build-2</meta:generator>
    <meta:document-statistic meta:object-count="12"/>
  </office:meta>
</office:document-meta>
</file>